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9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5.816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6.757cm"/>
    </style:style>
    <style:style style:name="co6" style:family="table-column">
      <style:table-column-properties fo:break-before="auto" style:column-width="3.0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Note: We don’t care about gyro. We only care about accelerometer forc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: “CRC-16 ~256–1024 bytes Still strong even at a few hundred bytes.”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... Data ...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cket Length 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cket CRC-16 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cket Sync Bits (versio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uge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 (Bits) (actually 12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MPU-6500 </text:span>XYZ Ax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mple Rate (hz)</text:p>
          </table:table-cell>
          <table:table-cell office:value-type="string" calcext:value-type="string">
            <text:p>MPU-6500 Sample Rate (H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el/Gyro (Bits)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[.C18]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im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imations Per Pack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Compression Multipli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uge Sample (bits)</text:p>
          </table:table-cell>
          <table:table-cell office:value-type="string" calcext:value-type="string">
            <text:p>Packet Overhead (bits)</text:p>
          </table:table-cell>
          <table:table-cell table:number-columns-repeated="3"/>
        </table:table-row>
        <table:table-row table:style-name="ro1">
          <table:table-cell/>
          <table:table-cell table:formula="of:=[.B12]*[.B14]" office:value-type="float" office:value="128" calcext:value-type="float">
            <text:p>128</text:p>
          </table:table-cell>
          <table:table-cell table:formula="of:=[.C11]+[.C9]+[.C7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l Sample (bits)</text:p>
          </table:table-cell>
          <table:table-cell office:value-type="string" calcext:value-type="string">
            <text:p>Decimations Per Second (hz)</text:p>
          </table:table-cell>
          <table:table-cell table:number-columns-repeated="3"/>
        </table:table-row>
        <table:table-row table:style-name="ro1">
          <table:table-cell/>
          <table:table-cell table:formula="of:=[.B17]*[.B19]" office:value-type="float" office:value="48" calcext:value-type="float">
            <text:p>48</text:p>
          </table:table-cell>
          <table:table-cell table:formula="of:=[.C18]/[.C2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ple Size (bits)</text:p>
          </table:table-cell>
          <table:table-cell office:value-type="string" calcext:value-type="string">
            <text:p>Packet Per Second (hz)</text:p>
          </table:table-cell>
          <table:table-cell table:number-columns-repeated="3"/>
        </table:table-row>
        <table:table-row table:style-name="ro1">
          <table:table-cell/>
          <table:table-cell table:formula="of:=[.B31]+[.B29]" office:value-type="float" office:value="176" calcext:value-type="float">
            <text:p>176</text:p>
          </table:table-cell>
          <table:table-cell table:formula="of:=[.C31]/[.C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cket Worst Case Size (bit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]*[.B33]+[.C29]"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]/8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cket Best Case Size (bit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C35]-[.C29])*[.C25]+[.C29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]/8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cket Worst Case Transfer Rate (bp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[.C33]*[.C35]"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cket Best Case Transfer Rate (bp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]*[.C38]" office:value-type="float" office:value="1120" calcext:value-type="float">
            <text:p>11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00-00-00</text:date>, <text:time style:data-style-name="N2" text:time-value="17:26:53.0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25T18:09:20.221000000</dc:date>
    <meta:editing-duration>PT3H58M30S</meta:editing-duration>
    <meta:editing-cycles>50</meta:editing-cycles>
    <meta:generator>LibreOfficeDev/7.4.0.0.alpha0$Windows_X86_64 LibreOffice_project/efb39149be1744def96ef015d1d184b5af3f43b7</meta:generator>
    <meta:document-statistic meta:table-count="1" meta:cell-count="51" meta:object-count="0"/>
  </office:meta>
</office:document-meta>
</file>